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e9e9d" officeooo:paragraph-rsid="001e9e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۱-تشخیص عدم اتصال کابل LAN</text:p>
      <text:p text:style-name="P1">۲-تشخیص عدم اتصال به اینترنت</text:p>
      <text:p text:style-name="P1">۳-تشخیص عدم اتصال به مودم ( LAN / WIFI)</text:p>
      <text:p text:style-name="P1">4-تشخیص عدم اتصال به اینترنت به علت وصل بودن پراکسی</text:p>
      <text:p text:style-name="P1">۵-عدم پاسخ دی ان اس سرور</text:p>
      <text:p text:style-name="P1">۶-تشخیص شلوغ بودن شبکه(ISP) یا اینترنت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jid </meta:initial-creator>
    <meta:creation-date>2014-08-23T14:31:01.774444617</meta:creation-date>
    <dc:date>2014-08-23T15:03:08.845902069</dc:date>
    <dc:creator>majid </dc:creator>
    <meta:editing-duration>PT16M56S</meta:editing-duration>
    <meta:editing-cycles>1</meta:editing-cycles>
    <meta:document-statistic meta:table-count="0" meta:image-count="0" meta:object-count="0" meta:page-count="1" meta:paragraph-count="6" meta:word-count="41" meta:character-count="206" meta:non-whitespace-character-count="171"/>
    <meta:generator>LibreOffice/4.1.3.2$Linux_X86_64 LibreOffice_project/410m0$Build-2</meta:generator>
  </office:meta>
</office:document-meta>
</file>